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 columnalign="left">
          <mrow>
            <mi mathvariant="italic">Forward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i>X</mi>
              <mo stretchy="false">+</mo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>
          <mrow/>
        </mtd>
      </mtr>
      <mtr>
        <mtd columnalign="left">
          <mi mathvariant="italic">Updates</mi>
        </mtd>
      </mtr>
      <mtr>
        <mtd>
          <mrow/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>
          <mrow/>
        </mtd>
      </mtr>
      <mtr>
        <mtd columnalign="left">
          <mi mathvariant="italic">References</mi>
        </mtd>
      </mtr>
      <mtr>
        <mtd>
          <mrow/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max</mi>
            </mrow>
            <mrow>
              <mo fence="true" stretchy="false">(</mo>
              <mrow>
                <mrow>
                  <mn>0</mn>
                  <mi>,</mi>
                  <mi>z</mi>
                </mrow>
              </mrow>
              <mo fence="true" stretchy="false">)</mo>
            </mrow>
            <mrow>
              <mspace width="40em"/>
              <mo stretchy="false">−</mo>
              <mi mathvariant="italic">ReLU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up>
                    <mi>e</mi>
                    <mi>z</mi>
                  </msup>
                  <mo stretchy="false">−</mo>
                  <msup>
                    <mi>e</mi>
                    <mrow>
                      <mo stretchy="false">−</mo>
                      <mi>z</mi>
                    </mrow>
                  </msup>
                </mrow>
                <mrow>
                  <msup>
                    <mi>e</mi>
                    <mi>z</mi>
                  </msup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48em"/>
              <mo stretchy="false">−</mo>
              <mi>tanh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56em"/>
              <mo stretchy="false">−</mo>
              <mi mathvariant="italic">sigmoid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space width="16em"/>
              <mo stretchy="false">−</mo>
              <mi mathvariant="italic">loss</mi>
            </mrow>
            <mi mathvariant="italic">function</mi>
          </mrow>
        </mtd>
      </mtr>
      <mtr>
        <mtd columnalign="left">
          <mrow>
            <mspace width="2em"/>
            <mrow>
              <mi>J</mi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i>L</mi>
                <mrow>
                  <mo fence="true" stretchy="false">(</mo>
                  <mrow>
                    <mrow>
                      <msup>
                        <mi>a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i>,</mi>
                      <msup>
                        <mi>y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row>
              <mspace width="58em"/>
              <mo stretchy="false">−</mo>
              <mi mathvariant="italic">cost</mi>
            </mrow>
            <mi mathvariant="italic">function</mi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i mathvariant="italic">Derivatives</mi>
            <mi mathvariant="italic">of</mi>
            <mi mathvariant="italic">activation</mi>
            <mi mathvariant="italic">functions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space width="4em"/>
                          <mi mathvariant="italic">if</mi>
                          <mrow>
                            <mi>z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space width="4em"/>
                          <mi mathvariant="italic">if</mi>
                          <mrow>
                            <mi>z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tanh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i>a</mi>
                  <mn>2</mn>
                </msup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i>g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g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∗</mo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i mathvariant="italic">Derivation</mi>
            <mi mathvariant="italic">of</mi>
            <mi mathvariant="italic">backward</mi>
            <mi mathvariant="italic">propagation</mi>
            <mi mathvariant="italic">for</mi>
            <mi>a</mi>
            <mi mathvariant="italic">single</mi>
            <mi mathvariant="italic">training</mi>
            <mi mathvariant="italic">example</mi>
          </mrow>
        </mtd>
      </mtr>
      <mtr>
        <mtd>
          <mrow/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a</mi>
                </mrow>
              </mfrac>
              <mo stretchy="false">=</mo>
              <mrow>
                <mo stretchy="false">−</mo>
                <mrow>
                  <mo fence="true" stretchy="false">(</mo>
                  <mrow>
                    <mrow>
                      <mfrac>
                        <mi>y</mi>
                        <mi>a</mi>
                      </mfrac>
                      <mo stretchy="false">+</mo>
                      <mrow>
                        <mfrac>
                          <mrow>
                            <mn>1</mn>
                            <mo stretchy="false">−</mo>
                            <mi>y</mi>
                          </mrow>
                          <mrow>
                            <mn>1</mn>
                            <mo stretchy="false">−</mo>
                            <mi>a</mi>
                          </mrow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row>
                <mrow>
                  <mo stretchy="false">−</mo>
                  <mfrac>
                    <mi>y</mi>
                    <mi>a</mi>
                  </mfrac>
                </mrow>
                <mo stretchy="false">+</mo>
                <mfrac>
                  <mrow>
                    <mn>1</mn>
                    <mo stretchy="false">−</mo>
                    <mi>y</mi>
                  </mrow>
                  <mrow>
                    <mn>1</mn>
                    <mo stretchy="false">−</mo>
                    <mi>a</mi>
                  </mrow>
                </mfrac>
              </mrow>
            </mrow>
          </mrow>
        </mtd>
      </mtr>
      <mtr>
        <mtd columnalign="left">
          <mrow>
            <mspace width="2em"/>
            <mrow>
              <mi>a</mi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a</mi>
                </mrow>
                <mrow>
                  <mo stretchy="false">∂</mo>
                  <mi>z</mi>
                </mrow>
              </mfrac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z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  <mo fence="true" stretchy="false">)</mo>
              </mrow>
            </mrow>
            <mrow>
              <mi>'</mi>
              <mo stretchy="false">=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∗</mo>
                <msup>
                  <mi>e</mi>
                  <mrow>
                    <mo stretchy="false">−</mo>
                    <mi>z</mi>
                  </mrow>
                </msup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=</mo>
              <mfrac>
                <mrow>
                  <mspace width="4em"/>
                  <msup>
                    <mi>e</mi>
                    <mrow>
                      <mo stretchy="false">−</mo>
                      <mi>z</mi>
                    </mrow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sup>
                  <mi>e</mi>
                  <mrow>
                    <mo stretchy="false">−</mo>
                    <mi>z</mi>
                  </mrow>
                </msup>
                <mo stretchy="false">∗</mo>
                <msup>
                  <mi>a</mi>
                  <mn>2</mn>
                </msup>
              </mrow>
              <mo stretchy="false">=</mo>
              <mrow>
                <mo fence="true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z</mi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row>
                <mo fence="true" stretchy="false">(</mo>
                <mrow>
                  <mrow>
                    <mfrac>
                      <mn>1</mn>
                      <mi>a</mi>
                    </mfrac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i>a</mi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z</mi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i>a</mi>
                  </mrow>
                </mfrac>
                <mo stretchy="false">∗</mo>
                <mfrac>
                  <mrow>
                    <mo stretchy="false">∂</mo>
                    <mi>a</mi>
                  </mrow>
                  <mrow>
                    <mo stretchy="false">∂</mo>
                    <mi>z</mi>
                  </mrow>
                </mfrac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frac>
                          <mi>y</mi>
                          <mi>a</mi>
                        </mfrac>
                      </mrow>
                      <mo stretchy="false">+</mo>
                      <mfrac>
                        <mrow>
                          <mn>1</mn>
                          <mo stretchy="false">−</mo>
                          <mi>y</mi>
                        </mrow>
                        <mrow>
                          <mn>1</mn>
                          <mo stretchy="false">−</mo>
                          <mi>a</mi>
                        </mrow>
                      </mfrac>
                    </mrow>
                  </mrow>
                  <mo fence="true" stretchy="false">)</mo>
                </mrow>
                <mo stretchy="false">∗</mo>
                <mi>a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=</mo>
              <mrow>
                <mo stretchy="false">−</mo>
                <mi>y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>y</mi>
                  </mrow>
                </mrow>
                <mo fence="true" stretchy="false">)</mo>
              </mrow>
            </mrow>
            <mrow>
              <mi>a</mi>
              <mo stretchy="false">=</mo>
              <mrow>
                <mrow>
                  <mo stretchy="false">−</mo>
                  <mi>y</mi>
                </mrow>
                <mo stretchy="false">+</mo>
                <mi mathvariant="italic">ya</mi>
                <mo stretchy="false">+</mo>
                <mi>a</mi>
                <mo stretchy="false">−</mo>
                <mi mathvariant="italic">ya</mi>
              </mrow>
              <mo stretchy="false">=</mo>
              <mrow>
                <mi>a</mi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  <mspace width="12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bsup>
                <mi>z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1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1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row>
              <msubsup>
                <mi>z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2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2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1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frac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  <mrow>
                    <mo stretchy="false">∂</mo>
                    <msup>
                      <mi>b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b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n>1</mn>
              </mrow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12em"/>
            <mn>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∗</mo>
              <mfrac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10em"/>
            <mrow>
              <mo fence="true" stretchy="false">(</mo>
              <mrow>
                <mn>4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10em"/>
            <mrow>
              <mo fence="true" stretchy="false">(</mo>
              <mrow>
                <mn>5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6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ward</mi>
            <mi mathvariant="italic">propagation</mi>
            <mi mathvariant="italic">for</mi>
            <mi>m</mi>
            <mi mathvariant="italic">training</mi>
            <mi mathvariant="italic">examples</mi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−</mo>
              <mi>y</mi>
            </mrow>
            <mspace width="5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50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2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54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>
          <mrow/>
        </mtd>
      </mtr>
    </mtable>
    <annotation encoding="StarMath 5.0">newline newline

alignl

Forward propagation

newline newline alignl ~

Z^[1] = W^[1] X  + b^[1]

newline alignl ~

A^[1] = g^[1]( Z^[1] )

newline alignl ~

Z^[2]= W^[2] A^[1] + b^[2]

newline alignl ~


A^[2] = g^[2](Z^[2])

newline newline alignl

Back propagation

newline newline alignl~

dZ^[2] = A^[2] - Y

newline alignl~

dW^[2] = {`1} over {`m}dZ^[ 2 ]A^{[ 1 ]T}

newline alignl~

db^[2] = {`1} over {`m}"np.sum("dZ^[2], axis=1, keepdims=True")"

newline alignl~

dZ^[1] = W^{[2]T} dZ^[2] * g^[1]'(Z^[1])

newline alignl~

dW^[1] = {`1} over {`m}dZ^[1]X^T

newline alignl~

db^[1] = {`1} over {`m}"np.sum("dZ^[1], axis=1, keepdims=True")"

newline newline alignl

Updates

newline newline alignl ~

W^[1] = W^[1] - %alpha dW^[1]

newline alignl ~

b^[1] = b^[1] - %alpha db^[1]

newline alignl ~

W^[2] = W^[2] - %alpha dW^[2]

newline alignl ~

b^[2] = b^[2] - %alpha db^[2]

newline newline alignl

References

newline newline alignl~

g^[1](z) = ReLU( z ) =  max( 0, z ) ~~~~~~~~~~~~~~~~~~~~- ReLU activation function

newline alignl ~

g^[1](z) = tanh( z ) = {e^z - e^-z} over {e^z + e^-z}  ~~~~~~~~~~~~~~~~~~~~~~~~- tanh activation function

newline alignl ~

g^[2](z) = %sigma ( z ) = {~```1} over {1 + e^-z}  ~~~~~~~~~~~~~~~~~~~~~~~~~~~~- sigmoid activation function

newline alignl~

L = -(y*log(a^[2]) + (1-y)*log(1-a^[2])) ~~~~~~~~ - loss function

newline alignl~

J = {`1} over {`m} sum from{i=1} to{m} {L(a^(i), y^(i))}  ~~~~~~~~~~~~~~~~~~~~~~~~~~~~~ - cost function

newline alignl ~

dZ^[1] ~~~~~~-~~{partial L} over {partial Z^[1]}

newline alignl ~

dZ^[2] ~~~~~~-~~{partial L} over {partial Z^[2]}

newline alignl ~

dW^[1]~~~~~-~~{partial J} over {partial W^[1]}

newline alignl ~

db^[1]~~~~~~-~~{partial J} over {partial b^[1]}

newline alignl ~

dW^[2]~~~~~-~~{partial J} over {partial W^[2]}

newline alignl ~

db^[2]~~~~~~-~~{partial J} over {partial b^[2]}

newline newline alignl

Derivatives of activation functions

newline alignl ~

g^[1]'(z) = ReLU'(z) =  left lbrace stack { 0, ~~if z &lt; 0 # 1, ~~if z &gt;= 0} right none

newline alignl ~

g^[1]'(z) = tanh'(z) = 1- ( tanh(z))^2 = 1 - ( g(z))^2 = 1 - a^2

newline alignl ~

g^[2]'(z) = %sigma' (z) = %sigma(z)*(1 - %sigma(z)) = g(z)*(1 - g(z)) = a*(1 - a)

newline newline alignl

Derivation of backward propagation for a single training example

newline newline alignl ~

L = -(y*log(a) + (1-y)*log(1-a))

newline alignl ~

{ partial L } over { partial a} = -( y over a + {1-y} over {1-a}*(-1) ) = - {y over a} + { 1-y } over { 1-a }

newline alignl ~

a = {~```1} over {1 + e^-z}

newline alignl ~

{ partial a } over { partial z } = ((1 + e^-z)^-1)' = ( -1 ) * ( 1+e^-z )^-2 * e^-z * (-1) = {````````e^-z} over (1+e^-z)^2 = e^-z * a^2 = (1 + e^-z - 1)a^2 = ( 1 over a - 1 )a^2 = a( 1 - a )

newline alignl ~

{ partial L } over { partial z} = { partial L } over { partial a}  * {{ partial a } over { partial z }} = (- {y over a} + { 1-y } over { 1-a }) * a( 1-a ) = - y(1-a) + (1-y)a = -y + ya + a -ya = a - y

newline alignl ~

{ partial L } over { partial z^[2]} = a^[2] - y  ~~~~~~ (1)

newline newline alignl ~

z^[2] = W^[2]a^[ 1 ] + b^[2]

newline alignl ~

z^[2]sub1 = W^[2]sub1 a^[1] + b^[2]sub1 = W^[2]sub11 a^[1]sub1``` + ``` W^[2]sub12 a^[1]sub2 ``` + ``` W^[2]sub13 a^[1]sub3 ``` + ``` W^[2]sub14 a^[1]sub4 ``` + ``` b^[2]sub1

newline alignl ~

z^[2]sub2 = W^[2]sub2 a^[1] + b^[2]sub2 = W^[2]sub21 a^[1]sub1``` + ``` W^[2]sub22 a^[1]sub2 ``` + ``` W^[2]sub23 a^[1]sub3 ``` + ``` W^[2]sub24 a^[1]sub4 ``` + ``` b^[2]sub2

newline alignl ~

......................................................................................

newline alignl ~

{ partial L } over { partial W^[2]sub11} = { partial L } over { partial z^[2]sub1} * {{ partial z^[2]sub1 } over { partial W^[2]sub11}} = { partial L } over { partial z^[2]sub1} * a^[1]sub1;

~~~~

{ partial L } over { partial W^[2]sub12} = { partial L } over { partial z^[2]sub1} * {{ partial z^[2]sub1 } over { partial W^[2]sub12}} = { partial L } over { partial z^[2]sub1} * a^[1]sub2;

~~~~

{ partial L } over { partial W^[2]sub13} = { partial L } over { partial z^[2]sub1} * {{ partial z^[2]sub1 } over { partial W^[2]sub13}} = { partial L } over { partial z^[2]sub1} * a^[1]sub3;

~~~~

{ partial L } over { partial W^[2]sub14} = { partial L } over { partial z^[2]sub1} * {{ partial z^[2]sub1 } over { partial W^[2]sub14}} = { partial L } over { partial z^[2]sub1} * a^[1]sub4;

newline alignl ~

{ partial L } over { partial W^[2]sub21} = { partial L } over { partial z^[2]sub2} * {{ partial z^[2]sub2 } over { partial W^[2]sub21}} = { partial L } over { partial z^[2]sub2} * a^[1]sub1;

~~~~

{ partial L } over { partial W^[2]sub22} = { partial L } over { partial z^[2]sub2} * {{ partial z^[2]sub2 } over { partial W^[2]sub22}} = { partial L } over { partial z^[2]sub2} * a^[1]sub2;

~~~~

{ partial L } over { partial W^[2]sub23} = { partial L } over { partial z^[2]sub2} * {{ partial z^[2]sub2 } over { partial W^[2]sub23}} = { partial L } over { partial z^[2]sub2} * a^[1]sub3;

~~~~

{ partial L } over { partial W^[2]sub24} = { partial L } over { partial z^[2]sub2} * {{ partial z^[2]sub2 } over { partial W^[2]sub24}} = { partial L } over { partial z^[2]sub2} * a^[1]sub4;

newline alignl ~

......................................................................................

newline alignl ~

{ partial L } over { partial W^[2]} = { partial L } over { partial z^[2]}*a^{[1]T}

~~~~~~ (2)

newline newline alignl ~

{ partial L } over { partial b^[2]} = { partial L } over { partial z^[2]} * {{ partial z^[2]} over { partial b^[2]}}

newline alignl ~

{ partial L } over { partial b^[2]sub1} = { partial L } over { partial z^[2]sub1} * {{ partial z^[2]sub1 } over { partial b^[2]sub1}} = { partial L } over { partial z^[2]sub1} * 1 = { partial L } over { partial z^[2]sub1}; 

~~~~ 

{ partial L } over { partial b^[2]sub2} = { partial L } over { partial z^[2]sub2}; 

~~~~~~ ................................

newline alignl ~

{ partial L } over { partial b^[2]} = { partial L } over { partial z^[2]}  ~~~~~~ (3)

newline newline alignl ~

{ partial L } over { partial a^[1]sub1} ``` = ``` { partial L } over { partial z^[2]sub1} * {{ partial z^[2]sub1 } over { partial a^[1]sub1}} ``` + ``` { partial L } over { partial z^[2]sub2} * {{ partial z^[2]sub2 } over { partial a^[1]sub1}} ``` = ``` { partial L } over { partial z^[2]sub1} * W^[2]sub11 ``` + ``` { partial L } over { partial z^[2]sub2} * W^[2]sub21

newline alignl ~

{ partial L } over { partial a^[1]sub2} ``` = ``` { partial L } over { partial z^[2]sub1} * {{ partial z^[2]sub1 } over { partial a^[1]sub2}} ``` + ``` { partial L } over { partial z^[2]sub2} * {{ partial z^[2]sub2 } over { partial a^[1]sub2}} ``` = ``` { partial L } over { partial z^[2]sub1} * W^[2]sub12 ``` + ``` { partial L } over { partial z^[2]sub2} * W^[2]sub22

newline alignl ~

{ partial L } over { partial a^[1]sub3} ``` = ``` { partial L } over { partial z^[2]sub1} * {{ partial z^[2]sub1 } over { partial a^[1]sub3}} ``` + ``` { partial L } over { partial z^[2]sub2} * {{ partial z^[2]sub2 } over { partial a^[1]sub3}} ``` = ``` { partial L } over { partial z^[2]sub1} * W^[2]sub13 ``` + ``` { partial L } over { partial z^[2]sub2} * W^[2]sub23

newline alignl ~

{ partial L } over { partial a^[1]sub4} ``` = ``` { partial L } over { partial z^[2]sub1} * {{ partial z^[2]sub1 } over { partial a^[1]sub4}} ``` + ``` { partial L } over { partial z^[2]sub2} * {{ partial z^[2]sub2 } over { partial a^[1]sub4}} ``` = ``` { partial L } over { partial z^[2]sub1} * W^[2]sub14 ``` + ``` { partial L } over { partial z^[2]sub2} * W^[2]sub24

newline alignl ~

{ partial L } over { partial a^[1]} ``` = ``` W^{[2]T} {{ partial L } over { partial z^[2]}}

newline newline alignl ~

{ partial L } over { partial z^[1]} ``` = ``` { partial L } over { partial a^[1]}*{{ partial a^[1] } over { partial z^[1]}} ``` = ``` W^{[2]T} {{ partial L } over { partial z^[2]}}*g^[1]'(z^[1])

~~~~~ (4)

newline newline alignl ~

{ partial L } over { partial W^[1]} = { partial L } over { partial z^[1]}*x^T

~~~~~ (5)

newline newline alignl ~

{ partial L } over { partial b^[1]} = { partial L } over { partial z^[1]}  ~~~~~~ (6)

newline newline alignl

Backward propagation for m training examples

newline newline alignl ~

{ partial L } over { partial z^[2]} ``` = ``` a^[2] - y
~~~~~~~~~~~~~~~~~~~~~~~~~~~~ -&gt; ~~~~~~~~
{ partial L } over { partial Z^[2]} = dZ^[2] = A^[2] - Y


newline alignl ~

{ partial L } over { partial W^[2]} = { partial L } over { partial z^[2]}*a^{[1]T} ~~~~~~~~~~~~~~~~~~~~~~~~~ -&gt; ~~~~~~~~
{ partial J } over { partial W^[2]} = dW^[2] = {`1} over {`m}dZ^[ 2 ]A^{[ 1 ]T}

newline alignl ~

{ partial L } over { partial b^[2]} = { partial L } over { partial z^[2]}
~~~~~~~~~~~~~~~~~~~~~~~~~~~~~~~~~ -&gt; ~~~~~~~~
{ partial J } over { partial b^[2]} = db^[2] = {`1} over {`m} sum from{i=1} to{m} {{ partial L } over { partial z^{[2](i)}}}

newline alignl ~

{ partial L } over { partial z^[1]} ``` = ``` W^{[2]T} {{ partial L } over { partial z^[2]}}*g^[1]'(z^[1])
~~~~~~~~~~~~~ -&gt; ~~~~~~~~
{ partial L } over { partial Z^[1]} =dZ^[1] = W^{[2]T} dZ^[2] * g^[1]'(Z^[1])

newline alignl ~

{ partial L } over { partial W^[1]} = { partial L } over { partial z^[1]}*x^T
~~~~~~~~~~~~~~~~~~~~~~~~~~~ -&gt; ~~~~~~~~
{ partial J } over { partial W^[2]} = dW^[1] = {`1} over {`m}dZ^[1]X^T

newline alignl ~

{ partial L } over { partial b^[1]} = { partial L } over { partial z^[1]}
~~~~~~~~~~~~~~~~~~~~~~~~~~~~~~~~~ -&gt; ~~~~~~~~
{ partial J } over { partial b^[1]} = db^[1] = {`1} over {`m} sum from{i=1} to{m} {{ partial L } over { partial z^{[1](i)}}}

newline 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2-21T17:57:42.033296857</meta:creation-date>
    <dc:date>2021-03-08T23:54:49.523808792</dc:date>
    <meta:editing-duration>P8DT6H22M50S</meta:editing-duration>
    <meta:editing-cycles>271</meta:editing-cycles>
    <meta:generator>LibreOffice/6.4.6.2$Linux_X86_64 LibreOffice_project/40$Build-2</meta:generator>
    <meta:print-date>2021-03-08T15:24:07.787544784</meta:print-date>
  </office:meta>
</office:document-meta>
</file>